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5016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sta_2500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8.045" calcext:value-type="float">
            <text:p>48.045</text:p>
          </table:table-cell>
          <table:table-cell office:value-type="float" office:value="8712" calcext:value-type="float">
            <text:p>8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% 4% 11% 33% 7% 4% 8% 18%</text:p>
          </table:table-cell>
          <table:table-cell office:value-type="float" office:value="48.076" calcext:value-type="float">
            <text:p>48.07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8.538" calcext:value-type="float">
            <text:p>48.538</text:p>
          </table:table-cell>
          <table:table-cell office:value-type="float" office:value="8788" calcext:value-type="float">
            <text:p>8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% 28% 7% 30% 10% 20% 6% 21%</text:p>
          </table:table-cell>
          <table:table-cell office:value-type="float" office:value="48.568" calcext:value-type="float">
            <text:p>48.56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8.63" calcext:value-type="float">
            <text:p>48.63</text:p>
          </table:table-cell>
          <table:table-cell office:value-type="float" office:value="8804" calcext:value-type="float">
            <text:p>8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% 8% 21% 8% 14% 9% 26% 8%</text:p>
          </table:table-cell>
          <table:table-cell office:value-type="float" office:value="48.649" calcext:value-type="float">
            <text:p>48.64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8.118" calcext:value-type="float">
            <text:p>48.118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7% 16% 6% 5% 36% 15% 5%</text:p>
          </table:table-cell>
          <table:table-cell office:value-type="float" office:value="48.156" calcext:value-type="float">
            <text:p>48.15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8.638" calcext:value-type="float">
            <text:p>48.638</text:p>
          </table:table-cell>
          <table:table-cell office:value-type="float" office:value="8804" calcext:value-type="float">
            <text:p>8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72% 8% 9% 8% 34% 7% 8%</text:p>
          </table:table-cell>
          <table:table-cell office:value-type="float" office:value="48.697" calcext:value-type="float">
            <text:p>48.69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311" calcext:value-type="float">
            <text:p>47.311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55% 4% 3% 3% 47% 4% 3%</text:p>
          </table:table-cell>
          <table:table-cell office:value-type="float" office:value="47.351" calcext:value-type="float">
            <text:p>47.35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428" calcext:value-type="float">
            <text:p>47.4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74% 2% 3% 3% 27% 2%</text:p>
          </table:table-cell>
          <table:table-cell office:value-type="float" office:value="47.437" calcext:value-type="float">
            <text:p>47.43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076" calcext:value-type="float">
            <text:p>47.076</text:p>
          </table:table-cell>
          <table:table-cell office:value-type="float" office:value="8728" calcext:value-type="float">
            <text:p>8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% 45% 1% 0% 1% 41% 0% 1%</text:p>
          </table:table-cell>
          <table:table-cell office:value-type="float" office:value="47.09" calcext:value-type="float">
            <text:p>47.0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183" calcext:value-type="float">
            <text:p>47.183</text:p>
          </table:table-cell>
          <table:table-cell office:value-type="float" office:value="8756" calcext:value-type="float">
            <text:p>8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66% 1% 1% 1% 35% 1% 1%</text:p>
          </table:table-cell>
          <table:table-cell office:value-type="float" office:value="47.198" calcext:value-type="float">
            <text:p>47.19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789" calcext:value-type="float">
            <text:p>47.789</text:p>
          </table:table-cell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56% 5% 4% 4% 47%</text:p>
          </table:table-cell>
          <table:table-cell office:value-type="float" office:value="47.802" calcext:value-type="float">
            <text:p>47.80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1.157" calcext:value-type="float">
            <text:p>331.157</text:p>
          </table:table-cell>
          <table:table-cell office:value-type="float" office:value="270864" calcext:value-type="float">
            <text:p>27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2% 0% 0% 0% 98%</text:p>
          </table:table-cell>
          <table:table-cell office:value-type="float" office:value="330.737" calcext:value-type="float">
            <text:p>330.73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4.109" calcext:value-type="float">
            <text:p>324.109</text:p>
          </table:table-cell>
          <table:table-cell office:value-type="float" office:value="271868" calcext:value-type="float">
            <text:p>271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5% 0% 0% 0% 85%</text:p>
          </table:table-cell>
          <table:table-cell office:value-type="float" office:value="323.684" calcext:value-type="float">
            <text:p>323.684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2.732" calcext:value-type="float">
            <text:p>332.732</text:p>
          </table:table-cell>
          <table:table-cell office:value-type="float" office:value="271412" calcext:value-type="float">
            <text:p>271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63% 0% 0% 0% 37% 0% 0%</text:p>
          </table:table-cell>
          <table:table-cell office:value-type="float" office:value="332.34" calcext:value-type="float">
            <text:p>332.34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3.795" calcext:value-type="float">
            <text:p>333.795</text:p>
          </table:table-cell>
          <table:table-cell office:value-type="float" office:value="271360" calcext:value-type="float">
            <text:p>271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3% 2% 1% 0% 67% 3%</text:p>
          </table:table-cell>
          <table:table-cell office:value-type="float" office:value="333.371" calcext:value-type="float">
            <text:p>333.371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41.466" calcext:value-type="float">
            <text:p>341.466</text:p>
          </table:table-cell>
          <table:table-cell office:value-type="float" office:value="271400" calcext:value-type="float">
            <text:p>27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61% 7% 5% 4% 39% 6%</text:p>
          </table:table-cell>
          <table:table-cell office:value-type="float" office:value="341.064" calcext:value-type="float">
            <text:p>341.064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7.621" calcext:value-type="float">
            <text:p>327.621</text:p>
          </table:table-cell>
          <table:table-cell office:value-type="float" office:value="271508" calcext:value-type="float">
            <text:p>271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1% 16% 41% 2% 3% 10% 29%</text:p>
          </table:table-cell>
          <table:table-cell office:value-type="float" office:value="327.223" calcext:value-type="float">
            <text:p>327.22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0.855" calcext:value-type="float">
            <text:p>330.855</text:p>
          </table:table-cell>
          <table:table-cell office:value-type="float" office:value="270376" calcext:value-type="float">
            <text:p>270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% 1% 3% 1% 3% 1% 6% 1%</text:p>
          </table:table-cell>
          <table:table-cell office:value-type="float" office:value="330.465" calcext:value-type="float">
            <text:p>330.46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6.199" calcext:value-type="float">
            <text:p>326.199</text:p>
          </table:table-cell>
          <table:table-cell office:value-type="float" office:value="271540" calcext:value-type="float">
            <text:p>271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% 1% 41% 4% 2% 1% 17% 5%</text:p>
          </table:table-cell>
          <table:table-cell office:value-type="float" office:value="325.89" calcext:value-type="float">
            <text:p>325.89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6.079" calcext:value-type="float">
            <text:p>336.079</text:p>
          </table:table-cell>
          <table:table-cell office:value-type="float" office:value="271000" calcext:value-type="float">
            <text:p>2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% 38% 1% 1% 3% 5% 1% 1%</text:p>
          </table:table-cell>
          <table:table-cell office:value-type="float" office:value="335.686" calcext:value-type="float">
            <text:p>335.68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3.459" calcext:value-type="float">
            <text:p>333.459</text:p>
          </table:table-cell>
          <table:table-cell office:value-type="float" office:value="269020" calcext:value-type="float">
            <text:p>269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% 2% 5% 31% 4% 2% 2% 33%</text:p>
          </table:table-cell>
          <table:table-cell office:value-type="float" office:value="333.061" calcext:value-type="float">
            <text:p>333.06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7.737" calcext:value-type="float">
            <text:p>47.737</text:p>
          </table:table-cell>
          <table:table-cell office:value-type="float" office:value="324832" calcext:value-type="float">
            <text:p>324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% 1% 1% 24% 4% 1% 3% 18%</text:p>
          </table:table-cell>
          <table:table-cell office:value-type="float" office:value="47.313" calcext:value-type="float">
            <text:p>47.31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999" calcext:value-type="float">
            <text:p>46.999</text:p>
          </table:table-cell>
          <table:table-cell office:value-type="float" office:value="324188" calcext:value-type="float">
            <text:p>324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1% 1% 1% 4% 1% 1% 1%</text:p>
          </table:table-cell>
          <table:table-cell office:value-type="float" office:value="46.544" calcext:value-type="float">
            <text:p>46.54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9.507" calcext:value-type="float">
            <text:p>49.507</text:p>
          </table:table-cell>
          <table:table-cell office:value-type="float" office:value="324408" calcext:value-type="float">
            <text:p>324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% 2% 46% 1% 0% 0% 55%</text:p>
          </table:table-cell>
          <table:table-cell office:value-type="float" office:value="49.078" calcext:value-type="float">
            <text:p>49.07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857" calcext:value-type="float">
            <text:p>46.857</text:p>
          </table:table-cell>
          <table:table-cell office:value-type="float" office:value="324296" calcext:value-type="float">
            <text:p>324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1% 47% 1% 1% 1% 53%</text:p>
          </table:table-cell>
          <table:table-cell office:value-type="float" office:value="46.404" calcext:value-type="float">
            <text:p>46.40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7.219" calcext:value-type="float">
            <text:p>47.219</text:p>
          </table:table-cell>
          <table:table-cell office:value-type="float" office:value="325136" calcext:value-type="float">
            <text:p>325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% 0% 0% 0% 92%</text:p>
          </table:table-cell>
          <table:table-cell office:value-type="float" office:value="46.765" calcext:value-type="float">
            <text:p>46.76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7.363" calcext:value-type="float">
            <text:p>47.363</text:p>
          </table:table-cell>
          <table:table-cell office:value-type="float" office:value="323936" calcext:value-type="float">
            <text:p>323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23% 0% 0% 0% 77% 0% 0%</text:p>
          </table:table-cell>
          <table:table-cell office:value-type="float" office:value="46.919" calcext:value-type="float">
            <text:p>46.91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957" calcext:value-type="float">
            <text:p>46.957</text:p>
          </table:table-cell>
          <table:table-cell office:value-type="float" office:value="324776" calcext:value-type="float">
            <text:p>324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86% 0% 0% 0% 14% 0%</text:p>
          </table:table-cell>
          <table:table-cell office:value-type="float" office:value="46.503" calcext:value-type="float">
            <text:p>46.503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703" calcext:value-type="float">
            <text:p>46.703</text:p>
          </table:table-cell>
          <table:table-cell office:value-type="float" office:value="324792" calcext:value-type="float">
            <text:p>324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70% 0% 0% 0% 30% 0%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874" calcext:value-type="float">
            <text:p>46.874</text:p>
          </table:table-cell>
          <table:table-cell office:value-type="float" office:value="324976" calcext:value-type="float">
            <text:p>32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% 0% 0% 0% 97% 0%</text:p>
          </table:table-cell>
          <table:table-cell office:value-type="float" office:value="46.421" calcext:value-type="float">
            <text:p>46.42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027" calcext:value-type="float">
            <text:p>46.027</text:p>
          </table:table-cell>
          <table:table-cell office:value-type="float" office:value="324624" calcext:value-type="float">
            <text:p>324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77% 0% 0% 0% 23% 0%</text:p>
          </table:table-cell>
          <table:table-cell office:value-type="float" office:value="45.573" calcext:value-type="float">
            <text:p>45.5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6.643" calcext:value-type="float">
            <text:p>36.643</text:p>
          </table:table-cell>
          <table:table-cell office:value-type="float" office:value="325504" calcext:value-type="float">
            <text:p>325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7% 1% 1% 1% 83%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42" calcext:value-type="float">
            <text:p>35.242</text:p>
          </table:table-cell>
          <table:table-cell office:value-type="float" office:value="323380" calcext:value-type="float">
            <text:p>323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61% 1% 1% 1% 40%</text:p>
          </table:table-cell>
          <table:table-cell office:value-type="float" office:value="34.786" calcext:value-type="float">
            <text:p>34.786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735" calcext:value-type="float">
            <text:p>35.735</text:p>
          </table:table-cell>
          <table:table-cell office:value-type="float" office:value="323236" calcext:value-type="float">
            <text:p>323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% 1% 0% 7% 1% 1% 1%</text:p>
          </table:table-cell>
          <table:table-cell office:value-type="float" office:value="35.278" calcext:value-type="float">
            <text:p>35.278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6.708" calcext:value-type="float">
            <text:p>36.708</text:p>
          </table:table-cell>
          <table:table-cell office:value-type="float" office:value="326676" calcext:value-type="float">
            <text:p>326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6% 5% 48% 4% 5% 5% 56%</text:p>
          </table:table-cell>
          <table:table-cell office:value-type="float" office:value="36.254" calcext:value-type="float">
            <text:p>36.25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825" calcext:value-type="float">
            <text:p>35.825</text:p>
          </table:table-cell>
          <table:table-cell office:value-type="float" office:value="323412" calcext:value-type="float">
            <text:p>323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% 1% 1% 0% 11% 0% 1% 1%</text:p>
          </table:table-cell>
          <table:table-cell office:value-type="float" office:value="35.369" calcext:value-type="float">
            <text:p>35.36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35" calcext:value-type="float">
            <text:p>35.635</text:p>
          </table:table-cell>
          <table:table-cell office:value-type="float" office:value="323020" calcext:value-type="float">
            <text:p>323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1% 1% 1% 2% 1% 1% 1%</text:p>
          </table:table-cell>
          <table:table-cell office:value-type="float" office:value="35.18" calcext:value-type="float">
            <text:p>35.18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989" calcext:value-type="float">
            <text:p>34.989</text:p>
          </table:table-cell>
          <table:table-cell office:value-type="float" office:value="323720" calcext:value-type="float">
            <text:p>323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48% 1% 1% 1% 52% 1% 1%</text:p>
          </table:table-cell>
          <table:table-cell office:value-type="float" office:value="34.539" calcext:value-type="float">
            <text:p>34.53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038" calcext:value-type="float">
            <text:p>35.038</text:p>
          </table:table-cell>
          <table:table-cell office:value-type="float" office:value="324292" calcext:value-type="float">
            <text:p>32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7% 1% 1% 1% 44% 1% 0%</text:p>
          </table:table-cell>
          <table:table-cell office:value-type="float" office:value="34.585" calcext:value-type="float">
            <text:p>34.58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6.889" calcext:value-type="float">
            <text:p>36.889</text:p>
          </table:table-cell>
          <table:table-cell office:value-type="float" office:value="326864" calcext:value-type="float">
            <text:p>326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% 4% 24% 15% 12% 4% 19% 23%</text:p>
          </table:table-cell>
          <table:table-cell office:value-type="float" office:value="36.444" calcext:value-type="float">
            <text:p>36.44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6.26" calcext:value-type="float">
            <text:p>36.26</text:p>
          </table:table-cell>
          <table:table-cell office:value-type="float" office:value="324168" calcext:value-type="float">
            <text:p>324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5% 24% 34% 5% 5% 16% 40%</text:p>
          </table:table-cell>
          <table:table-cell office:value-type="float" office:value="35.822" calcext:value-type="float">
            <text:p>35.8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531" calcext:value-type="float">
            <text:p>10.531</text:p>
          </table:table-cell>
          <table:table-cell office:value-type="float" office:value="275828" calcext:value-type="float">
            <text:p>275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00% 1% 1% 1% 1% 1%</text:p>
          </table:table-cell>
          <table:table-cell office:value-type="float" office:value="10.065" calcext:value-type="float">
            <text:p>10.065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474" calcext:value-type="float">
            <text:p>10.474</text:p>
          </table:table-cell>
          <table:table-cell office:value-type="float" office:value="276704" calcext:value-type="float">
            <text:p>276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% 100% 1%</text:p>
          </table:table-cell>
          <table:table-cell office:value-type="float" office:value="10.006" calcext:value-type="float">
            <text:p>10.006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371" calcext:value-type="float">
            <text:p>10.371</text:p>
          </table:table-cell>
          <table:table-cell office:value-type="float" office:value="276428" calcext:value-type="float">
            <text:p>276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9% 1% 1% 1% 2% 1% 1%</text:p>
          </table:table-cell>
          <table:table-cell office:value-type="float" office:value="9.904" calcext:value-type="float">
            <text:p>9.904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391" calcext:value-type="float">
            <text:p>10.391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36% 1% 1% 5% 65% 1% 1%</text:p>
          </table:table-cell>
          <table:table-cell office:value-type="float" office:value="9.926" calcext:value-type="float">
            <text:p>9.926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405" calcext:value-type="float">
            <text:p>10.405</text:p>
          </table:table-cell>
          <table:table-cell office:value-type="float" office:value="275088" calcext:value-type="float">
            <text:p>275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54% 1% 13% 1% 47% 1%</text:p>
          </table:table-cell>
          <table:table-cell office:value-type="float" office:value="9.937" calcext:value-type="float">
            <text:p>9.937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382" calcext:value-type="float">
            <text:p>10.382</text:p>
          </table:table-cell>
          <table:table-cell office:value-type="float" office:value="275884" calcext:value-type="float">
            <text:p>275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1% 1% 1% 1% 79% 1% 1%</text:p>
          </table:table-cell>
          <table:table-cell office:value-type="float" office:value="9.917" calcext:value-type="float">
            <text:p>9.917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601" calcext:value-type="float">
            <text:p>10.601</text:p>
          </table:table-cell>
          <table:table-cell office:value-type="float" office:value="275816" calcext:value-type="float">
            <text:p>275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00% 1% 1% 1% 1%</text:p>
          </table:table-cell>
          <table:table-cell office:value-type="float" office:value="10.134" calcext:value-type="float">
            <text:p>10.134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388" calcext:value-type="float">
            <text:p>10.388</text:p>
          </table:table-cell>
          <table:table-cell office:value-type="float" office:value="276376" calcext:value-type="float">
            <text:p>276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% 1% 1% 1% 22% 1% 1% 1%</text:p>
          </table:table-cell>
          <table:table-cell office:value-type="float" office:value="9.921" calcext:value-type="float">
            <text:p>9.921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44" calcext:value-type="float">
            <text:p>10.44</text:p>
          </table:table-cell>
          <table:table-cell office:value-type="float" office:value="276248" calcext:value-type="float">
            <text:p>276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2% 1% 1% 1% 49%</text:p>
          </table:table-cell>
          <table:table-cell office:value-type="float" office:value="9.973" calcext:value-type="float">
            <text:p>9.973</text:p>
          </table:table-cell>
        </table:table-row>
        <table:table-row table:style-name="ro1">
          <table:table-cell office:value-type="string" calcext:value-type="string">
            <text:p>fasta_no_resumabl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2" calcext:value-type="float">
            <text:p>962</text:p>
          </table:table-cell>
          <table:table-cell office:value-type="float" office:value="10.434" calcext:value-type="float">
            <text:p>10.434</text:p>
          </table:table-cell>
          <table:table-cell office:value-type="float" office:value="276496" calcext:value-type="float">
            <text:p>276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69% 1% 1% 1% 31% 1% 1%</text:p>
          </table:table-cell>
          <table:table-cell office:value-type="float" office:value="9.968" calcext:value-type="float">
            <text:p>9.9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51" calcext:value-type="float">
            <text:p>9.51</text:p>
          </table:table-cell>
          <table:table-cell office:value-type="float" office:value="264292" calcext:value-type="float">
            <text:p>264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47% 1% 1% 1% 54% 1%</text:p>
          </table:table-cell>
          <table:table-cell office:value-type="float" office:value="9.046" calcext:value-type="float">
            <text:p>9.046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46" calcext:value-type="float">
            <text:p>9.446</text:p>
          </table:table-cell>
          <table:table-cell office:value-type="float" office:value="265000" calcext:value-type="float">
            <text:p>26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1% 2% 1% 17% 1% 1% 1%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45" calcext:value-type="float">
            <text:p>9.445</text:p>
          </table:table-cell>
          <table:table-cell office:value-type="float" office:value="263872" calcext:value-type="float">
            <text:p>263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2% 44% 1% 1% 1% 58%</text:p>
          </table:table-cell>
          <table:table-cell office:value-type="float" office:value="8.979" calcext:value-type="float">
            <text:p>8.979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396" calcext:value-type="float">
            <text:p>9.396</text:p>
          </table:table-cell>
          <table:table-cell office:value-type="float" office:value="264328" calcext:value-type="float">
            <text:p>264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% 1% 2% 1% 44% 1% 1% 1%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68" calcext:value-type="float">
            <text:p>9.468</text:p>
          </table:table-cell>
          <table:table-cell office:value-type="float" office:value="265364" calcext:value-type="float">
            <text:p>265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58% 2% 1% 1% 43% 1%</text:p>
          </table:table-cell>
          <table:table-cell office:value-type="float" office:value="9.003" calcext:value-type="float">
            <text:p>9.003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55" calcext:value-type="float">
            <text:p>9.455</text:p>
          </table:table-cell>
          <table:table-cell office:value-type="float" office:value="263392" calcext:value-type="float">
            <text:p>263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% 1% 1% 2% 23% 1% 1% 1%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78" calcext:value-type="float">
            <text:p>9.478</text:p>
          </table:table-cell>
          <table:table-cell office:value-type="float" office:value="264376" calcext:value-type="float">
            <text:p>264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68% 1% 1% 1% 33% 1%</text:p>
          </table:table-cell>
          <table:table-cell office:value-type="float" office:value="9.015" calcext:value-type="float">
            <text:p>9.015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43" calcext:value-type="float">
            <text:p>9.443</text:p>
          </table:table-cell>
          <table:table-cell office:value-type="float" office:value="264484" calcext:value-type="float">
            <text:p>264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% 1% 1% 7% 1% 1% 1%</text:p>
          </table:table-cell>
          <table:table-cell office:value-type="float" office:value="8.978" calcext:value-type="float">
            <text:p>8.978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57" calcext:value-type="float">
            <text:p>9.457</text:p>
          </table:table-cell>
          <table:table-cell office:value-type="float" office:value="264928" calcext:value-type="float">
            <text:p>26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2% 55% 2% 1% 1% 46%</text:p>
          </table:table-cell>
          <table:table-cell office:value-type="float" office:value="8.996" calcext:value-type="float">
            <text:p>8.996</text:p>
          </table:table-cell>
        </table:table-row>
        <table:table-row table:style-name="ro1">
          <table:table-cell office:value-type="string" calcext:value-type="string">
            <text:p>fasta_no_print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81" calcext:value-type="float">
            <text:p>981</text:p>
          </table:table-cell>
          <table:table-cell office:value-type="float" office:value="9.42" calcext:value-type="float">
            <text:p>9.42</text:p>
          </table:table-cell>
          <table:table-cell office:value-type="float" office:value="263584" calcext:value-type="float">
            <text:p>263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89% 1% 1% 1% 12% 1% 1%</text:p>
          </table:table-cell>
          <table:table-cell office:value-type="float" office:value="8.956" calcext:value-type="float">
            <text:p>8.9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82" calcext:value-type="float">
            <text:p>4.82</text:p>
          </table:table-cell>
          <table:table-cell office:value-type="float" office:value="250124" calcext:value-type="float">
            <text:p>250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6% 4% 30% 6% 5% 5% 76%</text:p>
          </table:table-cell>
          <table:table-cell office:value-type="float" office:value="4.356" calcext:value-type="float">
            <text:p>4.356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4" calcext:value-type="float">
            <text:p>4.64</text:p>
          </table:table-cell>
          <table:table-cell office:value-type="float" office:value="249740" calcext:value-type="float">
            <text:p>249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8% 5% 5% 4% 64% 3% 3%</text:p>
          </table:table-cell>
          <table:table-cell office:value-type="float" office:value="4.197" calcext:value-type="float">
            <text:p>4.19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82" calcext:value-type="float">
            <text:p>4.682</text:p>
          </table:table-cell>
          <table:table-cell office:value-type="float" office:value="250040" calcext:value-type="float">
            <text:p>25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% 3% 3% 2% 21% 2% 7% 2%</text:p>
          </table:table-cell>
          <table:table-cell office:value-type="float" office:value="4.217" calcext:value-type="float">
            <text:p>4.21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86" calcext:value-type="float">
            <text:p>4.686</text:p>
          </table:table-cell>
          <table:table-cell office:value-type="float" office:value="250164" calcext:value-type="float">
            <text:p>250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99% 2% 2% 2% 4% 2%</text:p>
          </table:table-cell>
          <table:table-cell office:value-type="float" office:value="4.223" calcext:value-type="float">
            <text:p>4.223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53" calcext:value-type="float">
            <text:p>4.653</text:p>
          </table:table-cell>
          <table:table-cell office:value-type="float" office:value="250324" calcext:value-type="float">
            <text:p>250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58% 4% 6% 5% 45% 3% 4%</text:p>
          </table:table-cell>
          <table:table-cell office:value-type="float" office:value="4.186" calcext:value-type="float">
            <text:p>4.186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34" calcext:value-type="float">
            <text:p>4.634</text:p>
          </table:table-cell>
          <table:table-cell office:value-type="float" office:value="249572" calcext:value-type="float">
            <text:p>249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% 2% 2% 2% 29% 3% 2% 2%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96" calcext:value-type="float">
            <text:p>4.696</text:p>
          </table:table-cell>
          <table:table-cell office:value-type="float" office:value="252652" calcext:value-type="float">
            <text:p>252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97% 4% 3% 2% 5% 4% 4%</text:p>
          </table:table-cell>
          <table:table-cell office:value-type="float" office:value="4.232" calcext:value-type="float">
            <text:p>4.232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32" calcext:value-type="float">
            <text:p>4.632</text:p>
          </table:table-cell>
          <table:table-cell office:value-type="float" office:value="250516" calcext:value-type="float">
            <text:p>250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87% 2% 2% 2% 15% 2% 2%</text:p>
          </table:table-cell>
          <table:table-cell office:value-type="float" office:value="4.197" calcext:value-type="float">
            <text:p>4.19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71" calcext:value-type="float">
            <text:p>4.671</text:p>
          </table:table-cell>
          <table:table-cell office:value-type="float" office:value="252340" calcext:value-type="float">
            <text:p>252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64% 2% 2% 2% 38% 2% 2%</text:p>
          </table:table-cell>
          <table:table-cell office:value-type="float" office:value="4.207" calcext:value-type="float">
            <text:p>4.207</text:p>
          </table:table-cell>
        </table:table-row>
        <table:table-row table:style-name="ro1">
          <table:table-cell office:value-type="string" calcext:value-type="string">
            <text:p>fasta_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129" calcext:value-type="float">
            <text:p>1129</text:p>
          </table:table-cell>
          <table:table-cell office:value-type="float" office:value="4.674" calcext:value-type="float">
            <text:p>4.674</text:p>
          </table:table-cell>
          <table:table-cell office:value-type="float" office:value="250448" calcext:value-type="float">
            <text:p>250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90% 2% 4% 3% 11% 3% 3%</text:p>
          </table:table-cell>
          <table:table-cell office:value-type="float" office:value="4.207" calcext:value-type="float">
            <text:p>4.2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385" calcext:value-type="float">
            <text:p>1.385</text:p>
          </table:table-cell>
          <table:table-cell office:value-type="float" office:value="201616" calcext:value-type="float">
            <text:p>201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67% 9% 7% 9% 40% 9% 8%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2004" calcext:value-type="float">
            <text:p>20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9% 8% 98% 11% 11% 10% 10%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2224" calcext:value-type="float">
            <text:p>202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86% 10% 9% 10% 22% 7% 8%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1584" calcext:value-type="float">
            <text:p>201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0% 11% 11% 7% 8% 8% 98%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1448" calcext:value-type="float">
            <text:p>201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8% 9% 9% 7% 10% 98%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2" calcext:value-type="float">
            <text:p>1.292</text:p>
          </table:table-cell>
          <table:table-cell office:value-type="float" office:value="202312" calcext:value-type="float">
            <text:p>202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9% 8% 9% 10% 10% 100%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" calcext:value-type="float">
            <text:p>1.29</text:p>
          </table:table-cell>
          <table:table-cell office:value-type="float" office:value="201528" calcext:value-type="float">
            <text:p>201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93% 9% 7% 7% 13% 9% 7%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1624" calcext:value-type="float">
            <text:p>20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31% 9% 64% 12% 77% 9% 8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1" calcext:value-type="float">
            <text:p>1.291</text:p>
          </table:table-cell>
          <table:table-cell office:value-type="float" office:value="202684" calcext:value-type="float">
            <text:p>202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7% 9% 8% 8% 10% 8% 7%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1744" calcext:value-type="float">
            <text:p>201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10% 9% 10% 9% 9% 9% 98%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ver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 – python</text:p>
          </table:table-cell>
          <table:table-cell table:formula="of:=AVERAGE([.J2:.J11])" office:value-type="float" office:value="47.9024" calcext:value-type="float">
            <text:p>47.90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ta_channels</text:p>
          </table:table-cell>
          <table:table-cell table:formula="of:=AVERAGE([.J13:.J22])" office:value-type="float" office:value="331.3521" calcext:value-type="float">
            <text:p>331.35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 resumables</text:p>
          </table:table-cell>
          <table:table-cell table:formula="of:=AVERAGE([.J24:.J33])" office:value-type="float" office:value="46.777" calcext:value-type="float">
            <text:p>46.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timized</text:p>
          </table:table-cell>
          <table:table-cell table:formula="of:=AVERAGE([.J35:.J44])" office:value-type="float" office:value="35.4447" calcext:value-type="float">
            <text:p>35.4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resumable</text:p>
          </table:table-cell>
          <table:table-cell table:formula="of:=AVERAGE([.J46:.J55])" office:value-type="float" office:value="9.9751" calcext:value-type="float">
            <text:p>9.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no_print</text:p>
          </table:table-cell>
          <table:table-cell table:formula="of:=AVERAGE([.J57:.J66])" office:value-type="float" office:value="8.9873" calcext:value-type="float">
            <text:p>8.9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op</text:p>
          </table:table-cell>
          <table:table-cell table:formula="of:=AVERAGE([.J68:.J77])" office:value-type="float" office:value="4.2193" calcext:value-type="float">
            <text:p>4.2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sta_ref</text:p>
          </table:table-cell>
          <table:table-cell table:formula="of:=AVERAGE([.J79:.J88])" office:value-type="float" office:value="0.8348" calcext:value-type="float">
            <text:p>0.83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4T22:35:22.977099189</dc:date>
    <meta:editing-duration>PT1M22S</meta:editing-duration>
    <meta:editing-cycles>2</meta:editing-cycles>
    <meta:generator>LibreOffice/6.4.7.2$Linux_X86_64 LibreOffice_project/40$Build-2</meta:generator>
    <meta:document-statistic meta:table-count="1" meta:cell-count="828" meta:object-count="0"/>
  </office:meta>
</office:document-meta>
</file>